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8029" officeooo:paragraph-rsid="001c8029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officeooo:rsid="0020822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chenarchite<text:span text:style-name="T3">k</text:span>tur Übungsblatt 8 Lösung</text:p>
      <text:p text:style-name="P1"/>
      <text:p text:style-name="P1">Aufgabe 38</text:p>
      <text:p text:style-name="P1"/>
      <text:p text:style-name="P1">a)</text:p>
      <text:p text:style-name="P1"/>
      <text:p text:style-name="P1">f(<text:span text:style-name="T2">x1,x</text:span><text:span text:style-name="T1">2</text:span><text:span text:style-name="T2">,x</text:span><text:span text:style-name="T1">3</text:span><text:span text:style-name="T2">,x</text:span><text:span text:style-name="T1">4</text:span><text:span text:style-name="T2">) =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20:33:35.742331429</meta:creation-date>
    <dc:date>2018-06-09T20:44:53.151998320</dc:date>
    <meta:editing-duration>PT1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9" meta:character-count="67" meta:non-whitespace-character-count="61"/>
  </office:meta>
</office:document-meta>
</file>